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7813in" fo:margin-left="0.0771in" fo:margin-right="0.0667in" table:align="margins"/>
    </style:style>
    <style:style style:name="Table6.A" style:family="table-column">
      <style:table-column-properties style:column-width="6.7813in" style:rel-column-width="976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in" style:rel-column-width="4153*"/>
    </style:style>
    <style:style style:name="Table1.B" style:family="table-column">
      <style:table-column-properties style:column-width="0.5222in" style:rel-column-width="752*"/>
    </style:style>
    <style:style style:name="Table1.C" style:family="table-column">
      <style:table-column-properties style:column-width="1.4167in" style:rel-column-width="2040*"/>
    </style:style>
    <style:style style:name="Table1.D" style:family="table-column">
      <style:table-column-properties style:column-width="1.9479in" style:rel-column-width="2805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5" style:family="table-row">
      <style:table-row-properties style:min-row-height="0.1813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7917in" fo:margin-left="0.0563in" fo:margin-right="0.0771in" table:align="margins"/>
    </style:style>
    <style:style style:name="Table5.A" style:family="table-column">
      <style:table-column-properties style:column-width="6.7917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12"><text:text-input text:description="">$bill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Bill No.</text:p>
          </table:table-cell>
          <table:table-cell table:style-name="Table1.D1" office:value-type="string">
            <text:p text:style-name="P5"><text:text-input text:description="">$bill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6"><text:text-input text:description="">$bill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Bill Date </text:p>
          </table:table-cell>
          <table:table-cell table:style-name="Table1.A2" office:value-type="string">
            <text:p text:style-name="P5"><text:text-input text:description="">$bill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Delivery Date</text:p>
          </table:table-cell>
          <table:table-cell table:style-name="Table1.A2" office:value-type="string">
            <text:p text:style-name="P5"><text:text-input text:description="">$bill.deliveryDate</text:text-input> 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ayment Terms</text:p>
          </table:table-cell>
          <table:table-cell table:style-name="Table1.A2" office:value-type="string">
            <text:p text:style-name="P5"><text:text-input text:description="">$bill.payTerms</text:text-input> </text:p>
          </table:table-cell>
        </table:table-row>
        <table:table-row table:style-name="Table1.5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7"><text:text-input text:description="">$bill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bill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bill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bill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bill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23:07.26</dc:date>
    <meta:editing-duration>PT03H47M51S</meta:editing-duration>
    <meta:editing-cycles>109</meta:editing-cycles>
    <dc:creator>Nagaraju Palla</dc:creator>
    <meta:document-statistic meta:table-count="5" meta:image-count="0" meta:object-count="0" meta:page-count="1" meta:paragraph-count="36" meta:word-count="44" meta:character-count="453"/>
  </office:meta>
</office:document-meta>
</file>